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6ed" officeooo:paragraph-rsid="000136ed"/>
    </style:style>
    <style:style style:name="P2" style:family="paragraph" style:parent-style-name="Standard">
      <style:text-properties officeooo:paragraph-rsid="000136ed"/>
    </style:style>
    <style:style style:name="P3" style:family="paragraph" style:parent-style-name="Standard">
      <style:text-properties fo:font-weight="bold" officeooo:rsid="000136ed" officeooo:paragraph-rsid="000136ed" style:font-weight-asian="bold" style:font-weight-complex="bold"/>
    </style:style>
    <style:style style:name="P4" style:family="paragraph" style:parent-style-name="Standard">
      <style:text-properties fo:font-weight="bold" officeooo:rsid="0004cbb3" officeooo:paragraph-rsid="0004cbb3" style:font-weight-asian="bold" style:font-weight-complex="bold"/>
    </style:style>
    <style:style style:name="P5" style:family="paragraph" style:parent-style-name="Standard">
      <style:text-properties fo:font-style="italic" officeooo:rsid="000136ed" officeooo:paragraph-rsid="000136ed" style:font-style-asian="italic" style:font-style-complex="italic"/>
    </style:style>
    <style:style style:name="P6" style:family="paragraph" style:parent-style-name="Standard">
      <style:text-properties fo:font-style="italic" officeooo:rsid="000136ed" officeooo:paragraph-rsid="0004cbb3" style:font-style-asian="italic" style:font-style-complex="italic"/>
    </style:style>
    <style:style style:name="P7" style:family="paragraph" style:parent-style-name="Standard">
      <style:text-properties officeooo:rsid="000136ed" officeooo:paragraph-rsid="0004cbb3"/>
    </style:style>
    <style:style style:name="P8" style:family="paragraph" style:parent-style-name="Standard">
      <style:text-properties officeooo:paragraph-rsid="000136ed"/>
    </style:style>
    <style:style style:name="P9" style:family="paragraph" style:parent-style-name="Standard">
      <style:text-properties officeooo:paragraph-rsid="0004cbb3"/>
    </style:style>
    <style:style style:name="T1" style:family="text">
      <style:text-properties officeooo:rsid="000136ed"/>
    </style:style>
    <style:style style:name="T2" style:family="text">
      <style:text-properties officeooo:rsid="00027445"/>
    </style:style>
    <style:style style:name="T3" style:family="text">
      <style:text-properties officeooo:rsid="0002e374"/>
    </style:style>
    <style:style style:name="T4" style:family="text">
      <style:text-properties officeooo:rsid="0004cbb3"/>
    </style:style>
    <style:style style:name="T5" style:family="text">
      <style:text-properties fo:font-weight="bold" officeooo:rsid="000136ed" style:font-weight-asian="bold" style:font-weight-complex="bold"/>
    </style:style>
    <style:style style:name="T6" style:family="text">
      <style:text-properties fo:font-weight="bold" officeooo:rsid="0004cbb3" style:font-weight-asian="bold" style:font-weight-complex="bold"/>
    </style:style>
    <style:style style:name="T7" style:family="text">
      <style:text-properties fo:font-style="italic" officeooo:rsid="0004cbb3" style:font-style-asian="italic" style:font-style-complex="italic"/>
    </style:style>
    <style:style style:name="T8" style:family="text">
      <style:text-properties fo:font-style="italic" officeooo:rsid="000136ed" style:font-style-asian="italic" style:font-style-complex="italic"/>
    </style:style>
    <style:style style:name="T9" style:family="text">
      <style:text-properties officeooo:rsid="00069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01/12/2020</text:p>
      <text:p text:style-name="P3">recherche sur : angular</text:p>
      <text:p text:style-name="P1"/>
      <text:p text:style-name="P2"><text:span text:style-name="T1">échantillon d’annonces (</text:span><text:span text:style-name="T3">I</text:span><text:span text:style-name="T1">ndeed)</text:span></text:p>
      <text:p text:style-name="P1"/>
      <text:p text:style-name="P1">POSITIF: +++++++<text:span text:style-name="T2">+++</text:span></text:p>
      <text:p text:style-name="P1">NEGATIF: ++++<text:span text:style-name="T2">++++</text:span></text:p>
      <text:p text:style-name="P1"/>
      <text:p text:style-name="P2"><text:span text:style-name="T7">G</text:span><text:span text:style-name="T8">rosse réserve car souvent couplé à Java.</text:span></text:p>
      <text:p text:style-name="P5"/>
      <text:p text:style-name="P5">------</text:p>
      <text:p text:style-name="P4">02/12/2020</text:p>
      <text:p text:style-name="P9"><text:span text:style-name="T5">recherche sur : </text:span><text:span text:style-name="T6">react</text:span></text:p>
      <text:p text:style-name="P7"/>
      <text:p text:style-name="P9"><text:span text:style-name="T1">échantillon d’annonces (</text:span><text:span text:style-name="T3">I</text:span><text:span text:style-name="T1">ndeed)</text:span></text:p>
      <text:p text:style-name="P7"/>
      <text:p text:style-name="P7">POSITIF:<text:span text:style-name="T9">++++</text:span></text:p>
      <text:p text:style-name="P7">NEGATIF:<text:span text:style-name="T9">+++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12-02T15:39:00.961000000</dc:date>
    <meta:editing-duration>PT16M35S</meta:editing-duration>
    <meta:editing-cycles>4</meta:editing-cycles>
    <meta:document-statistic meta:table-count="0" meta:image-count="0" meta:object-count="0" meta:page-count="1" meta:paragraph-count="12" meta:word-count="30" meta:character-count="232" meta:non-whitespace-character-count="214"/>
  </office:meta>
</office:document-meta>
</file>